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b66a" officeooo:paragraph-rsid="0016b66a"/>
    </style:style>
    <style:style style:name="P2" style:family="paragraph" style:parent-style-name="Standard">
      <style:text-properties fo:font-size="15pt" officeooo:rsid="0016b66a" officeooo:paragraph-rsid="0016b66a" style:font-size-asian="13.1000003814697pt" style:font-size-complex="15pt"/>
    </style:style>
    <style:style style:name="T1" style:family="text">
      <style:text-properties fo:font-size="20pt" style:font-size-asian="17.5pt" style:font-size-complex="20pt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COA GROUP 5</text:span></text:p>
      <text:p text:style-name="P2"/>
      <text:p text:style-name="P2">GROUP MEMBERS:</text:p>
      <text:p text:style-name="P2"/>
      <text:p text:style-name="P2">Kankanala Siva Sai Amrutha- 21CS02005</text:p>
      <text:p text:style-name="P2">Prisha Srinidi- 21CS01057</text:p>
      <text:p text:style-name="P2">Meesala Aakanksha- 21CS01056</text:p>
      <text:p text:style-name="P2">Meruva Yashna- 21CS01039</text:p>
      <text:p text:style-name="P2">Bharati Pradhan- 21CS01009</text:p>
      <text:p text:style-name="P2">Justa Tirkey- 21CS02011</text:p>
      <text:p text:style-name="P2"/>
      <text:p text:style-name="P2">GRAPHS FOR DIFFERENT WARP SCHEDULING ALGORITHMS FOR <text:tab/><text:tab/><text:tab/><text:tab/>GLOBAL AND SHARED MEMORY</text:p>
      <text:p text:style-name="P2"/>
      <text:p text:style-name="P2">IPC vs. APPLICATION TYPE FOR DIFFERENT WARP SCHEDULING ALGORITHMS</text:p>
      <text:p text:style-name="P2"/>
      <text:p text:style-name="P2">LRR:</text:p>
      <text:p text:style-name="P2"/>
      <text:p text:style-name="P2"/>
      <text:p text:style-name="P2"><draw:frame draw:style-name="fr1" draw:name="Object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GTO:</text:p>
      <text:p text:style-name="P2"/>
      <text:p text:style-name="P2"/>
      <text:p text:style-name="P2"><draw:frame draw:style-name="fr2" draw:name="Object2" text:anchor-type="char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text:soft-page-break/>2 LEVEL ACTIVE:</text:p>
      <text:p text:style-name="P2"/>
      <text:p text:style-name="P2"/>
      <text:p text:style-name="P2"><draw:frame draw:style-name="fr1" draw:name="Object3" text:anchor-type="char" svg:width="16cm" svg:height="8.999cm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1T23:47:22.959382597</meta:creation-date>
    <dc:date>2023-08-21T23:53:05.598453323</dc:date>
    <meta:editing-duration>PT5M43S</meta:editing-duration>
    <meta:editing-cycles>1</meta:editing-cycles>
    <meta:document-statistic meta:table-count="0" meta:image-count="0" meta:object-count="3" meta:page-count="2" meta:paragraph-count="13" meta:word-count="50" meta:character-count="360" meta:non-whitespace-character-count="315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7.479cm" svg:y="0.315cm" chart:style-name="ch2">
          <text:p>LRR</text:p>
        </chart:title>
        <chart:legend chart:legend-position="end" svg:x="14.661cm" svg:y="4.2cm" style:legend-expansion="high" chart:style-name="ch3"/>
        <chart:plot-area chart:style-name="ch4" chart:data-source-has-labels="both" svg:x="1.33cm" svg:y="1.273cm" svg:width="13.012cm" svg:height="6.566cm">
          <chartooo:coordinate-region svg:x="2.137cm" svg:y="1.473cm" svg:width="12.205cm" svg:height="5.321cm"/>
          <chart:axis chart:dimension="x" chart:name="primary-x" chart:style-name="ch5" chartooo:axis-type="auto">
            <chartooo:date-scale/>
            <chart:title svg:x="6.231cm" svg:y="8.018cm" chart:style-name="ch6">
              <text:p>APPLICATION NAME</text:p>
            </chart:title>
            <chart:categories table:cell-range-address="local-table.$A$2:.$A$3"/>
          </chart:axis>
          <chart:axis chart:dimension="y" chart:name="primary-y" chart:style-name="ch7">
            <chart:title svg:x="0.451cm" svg:y="4.878cm" chart:style-name="ch8">
              <text:p>IPC</text:p>
            </chart:title>
            <chart:grid chart:style-name="ch9" chart:class="major"/>
          </chart:axis>
          <chart:series chart:style-name="ch10" chart:values-cell-range-address="local-table.$B$2:.$B$3" chart:label-cell-address="local-table.$B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</table:table-cell>
            </table:table-row>
          </table:table-header-rows>
          <table:table-rows>
            <table:table-row>
              <table:table-cell office:value-type="string">
                <text:p>LRR GLOBAL</text:p>
                <text:list>
                  <text:list-item>
                    <text:p>LRR</text:p>
                  </text:list-item>
                  <text:list-item>
                    <text:p>GLOBAL</text:p>
                  </text:list-item>
                </text:list>
              </table:table-cell>
              <table:table-cell office:value-type="float" office:value="307.0267">
                <text:p>307.0267</text:p>
              </table:table-cell>
            </table:table-row>
            <table:table-row>
              <table:table-cell office:value-type="string">
                <text:p>LRR SHARED</text:p>
                <text:list>
                  <text:list-item>
                    <text:p/>
                  </text:list-item>
                  <text:list-item>
                    <text:p>SHARED</text:p>
                  </text:list-item>
                </text:list>
              </table:table-cell>
              <table:table-cell office:value-type="float" office:value="197.0619">
                <text:p>197.0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7.439cm" svg:y="0.315cm" chart:style-name="ch2">
          <text:p>GTO</text:p>
        </chart:title>
        <chart:legend chart:legend-position="end" svg:x="14.662cm" svg:y="4.2cm" style:legend-expansion="high" chart:style-name="ch3"/>
        <chart:plot-area chart:style-name="ch4" chart:data-source-has-labels="both" svg:x="1.33cm" svg:y="1.273cm" svg:width="13.013cm" svg:height="6.566cm">
          <chartooo:coordinate-region svg:x="2.137cm" svg:y="1.473cm" svg:width="12.206cm" svg:height="5.321cm"/>
          <chart:axis chart:dimension="x" chart:name="primary-x" chart:style-name="ch5" chartooo:axis-type="auto">
            <chartooo:date-scale/>
            <chart:title svg:x="6.284cm" svg:y="8.018cm" chart:style-name="ch6">
              <text:p>APPLICATION TYPE</text:p>
            </chart:title>
            <chart:categories table:cell-range-address="local-table.$A$2:.$A$3"/>
          </chart:axis>
          <chart:axis chart:dimension="y" chart:name="primary-y" chart:style-name="ch7">
            <chart:title svg:x="0.451cm" svg:y="4.878cm" chart:style-name="ch8">
              <text:p>IPC</text:p>
            </chart:title>
            <chart:grid chart:style-name="ch9" chart:class="major"/>
          </chart:axis>
          <chart:series chart:style-name="ch10" chart:values-cell-range-address="local-table.$B$2:.$B$3" chart:label-cell-address="local-table.$B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</table:table-cell>
            </table:table-row>
          </table:table-header-rows>
          <table:table-rows>
            <table:table-row>
              <table:table-cell office:value-type="string">
                <text:p>GTO GLOBAL</text:p>
                <text:list>
                  <text:list-item>
                    <text:p>GTO</text:p>
                  </text:list-item>
                  <text:list-item>
                    <text:p>GLOBAL</text:p>
                  </text:list-item>
                </text:list>
              </table:table-cell>
              <table:table-cell office:value-type="float" office:value="315.8625">
                <text:p>315.8625</text:p>
              </table:table-cell>
            </table:table-row>
            <table:table-row>
              <table:table-cell office:value-type="string">
                <text:p>GTO SHARED</text:p>
                <text:list>
                  <text:list-item>
                    <text:p/>
                  </text:list-item>
                  <text:list-item>
                    <text:p>SHARED</text:p>
                  </text:list-item>
                </text:list>
              </table:table-cell>
              <table:table-cell office:value-type="float" office:value="197.9379">
                <text:p>197.93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6.196cm" svg:y="0.315cm" chart:style-name="ch2">
          <text:p>2 LEVEL ACTIVE</text:p>
        </chart:title>
        <chart:legend chart:legend-position="end" svg:x="14.662cm" svg:y="4.2cm" style:legend-expansion="high" chart:style-name="ch3"/>
        <chart:plot-area chart:style-name="ch4" chart:data-source-has-labels="both" svg:x="1.33cm" svg:y="1.273cm" svg:width="13.013cm" svg:height="6.566cm">
          <chartooo:coordinate-region svg:x="2.137cm" svg:y="1.473cm" svg:width="12.206cm" svg:height="5.719cm"/>
          <chart:axis chart:dimension="x" chart:name="primary-x" chart:style-name="ch5" chartooo:axis-type="auto">
            <chartooo:date-scale/>
            <chart:title svg:x="6.284cm" svg:y="8.018cm" chart:style-name="ch6">
              <text:p>APPLICATION TYPE</text:p>
            </chart:title>
            <chart:categories table:cell-range-address="local-table.$A$2:.$A$3"/>
          </chart:axis>
          <chart:axis chart:dimension="y" chart:name="primary-y" chart:style-name="ch7">
            <chart:title svg:x="0.451cm" svg:y="4.878cm" chart:style-name="ch8">
              <text:p>IPC</text:p>
            </chart:title>
            <chart:grid chart:style-name="ch9" chart:class="major"/>
          </chart:axis>
          <chart:series chart:style-name="ch10" chart:values-cell-range-address="local-table.$B$2:.$B$3" chart:label-cell-address="local-table.$B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</table:table-cell>
            </table:table-row>
          </table:table-header-rows>
          <table:table-rows>
            <table:table-row>
              <table:table-cell office:value-type="string">
                <text:p>GLOBAL</text:p>
              </table:table-cell>
              <table:table-cell office:value-type="float" office:value="320.7571">
                <text:p>320.7571</text:p>
              </table:table-cell>
            </table:table-row>
            <table:table-row>
              <table:table-cell office:value-type="string">
                <text:p>SHARED</text:p>
              </table:table-cell>
              <table:table-cell office:value-type="float" office:value="196.9005">
                <text:p>196.90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